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fo:min-height="0.556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  <style:text-properties style:text-underline-style="none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>
      <style:text-properties style:text-underline-style="none"/>
    </style:style>
    <style:style style:name="P5" style:family="paragraph">
      <style:text-properties fo:font-size="14pt" style:text-underline-style="none" style:font-size-asian="14pt" style:font-size-complex="14pt"/>
    </style:style>
    <style:style style:name="P6" style:family="paragraph">
      <style:paragraph-properties fo:text-align="center"/>
    </style:style>
    <style:style style:name="T1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969cm" svg:height="1.674cm" svg:x="5.064cm" svg:y="2.741cm">
          <text:p text:style-name="P1"><text:span text:style-name="T1">Condición a</text:span></text:p>
          <text:p text:style-name="P1"><text:span text:style-name="T1">Evaluar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0.889cm" svg:height="0.44cm" svg:x="7.604cm" svg:y="1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2" draw:layer="layout" draw:type="line" svg:x1="8.048cm" svg:y1="1.948cm" svg:x2="8.049cm" svg:y2="2.741cm" draw:start-shape="id1" draw:start-glue-point="8" draw:end-shape="id2" draw:end-glue-point="4" svg:d="M8048 1948l1 793" svg:viewBox="0 0 2 794">
          <text:p/>
        </draw:connector>
        <draw:frame draw:style-name="gr4" draw:text-style-name="P3" draw:layer="layout" svg:width="2.921cm" svg:height="0.806cm" svg:x="2.651cm" svg:y="2.905cm">
          <draw:text-box>
            <text:p><text:span text:style-name="T1">Verdarero</text:span></text:p>
          </draw:text-box>
        </draw:frame>
        <draw:frame draw:style-name="gr4" draw:text-style-name="P5" draw:layer="layout" svg:width="2.921cm" svg:height="0.806cm" svg:x="11.16cm" svg:y="2.905cm">
          <draw:text-box>
            <text:p text:style-name="P4"><text:span text:style-name="T1">Falso</text:span></text:p>
          </draw:text-box>
        </draw:frame>
        <draw:custom-shape draw:style-name="gr1" draw:text-style-name="P1" xml:id="id3" draw:id="id3" draw:layer="layout" svg:width="4.445cm" svg:height="1.322cm" svg:x="1.508cm" svg:y="4.59cm">
          <text:p text:style-name="P1"><text:span text:style-name="T1">Sentencia simple</text:span></text:p>
          <text:p text:style-name="P1"><text:span text:style-name="T1">o compuest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5.064cm" svg:y1="3.578cm" svg:x2="3.73cm" svg:y2="4.59cm" draw:start-shape="id2" draw:start-glue-point="5" draw:end-shape="id3" svg:d="M5064 3578h-1334v1012" svg:viewBox="0 0 1335 1013">
          <text:p/>
        </draw:connector>
        <draw:connector draw:style-name="gr5" draw:text-style-name="P2" draw:layer="layout" svg:x1="11.033cm" svg:y1="3.578cm" svg:x2="12.748cm" svg:y2="4.773cm" draw:start-shape="id2" draw:start-glue-point="7" draw:end-shape="id4" draw:end-glue-point="4" svg:d="M11033 3578h1715v1195" svg:viewBox="0 0 1716 1196">
          <text:p/>
        </draw:connector>
        <draw:frame draw:style-name="gr6" draw:text-style-name="P5" draw:layer="layout" svg:width="3.683cm" svg:height="0.806cm" svg:x="8.366cm" svg:y="1.742cm">
          <draw:text-box>
            <text:p text:style-name="P4"><text:span text:style-name="T1">Inicio/Entrada</text:span></text:p>
          </draw:text-box>
        </draw:frame>
        <draw:custom-shape draw:style-name="gr1" draw:text-style-name="P1" xml:id="id4" draw:id="id4" draw:layer="layout" svg:width="5.969cm" svg:height="1.674cm" svg:x="9.763cm" svg:y="4.773cm">
          <text:p text:style-name="P1"><text:span text:style-name="T1">Condición a</text:span></text:p>
          <text:p text:style-name="P1"><text:span text:style-name="T1">Evaluar 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7" draw:id="id7" draw:layer="layout" svg:width="0.635cm" svg:height="0.529cm" svg:x="12.298cm" svg:y="9.4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445cm" svg:height="1.321cm" svg:x="14.462cm" svg:y="6.689cm">
          <text:p text:style-name="P1"><text:span text:style-name="T1">Sentencia simple</text:span></text:p>
          <text:p text:style-name="P1"><text:span text:style-name="T1">o compuesta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921cm" svg:height="0.806cm" svg:x="7.35cm" svg:y="4.937cm">
          <draw:text-box>
            <text:p><text:span text:style-name="T1">Verdarero</text:span></text:p>
          </draw:text-box>
        </draw:frame>
        <draw:frame draw:style-name="gr4" draw:text-style-name="P5" draw:layer="layout" svg:width="2.921cm" svg:height="0.806cm" svg:x="15.859cm" svg:y="4.937cm">
          <draw:text-box>
            <text:p text:style-name="P4"><text:span text:style-name="T1">Falso</text:span></text:p>
          </draw:text-box>
        </draw:frame>
        <draw:custom-shape draw:style-name="gr1" draw:text-style-name="P1" xml:id="id5" draw:id="id5" draw:layer="layout" svg:width="4.445cm" svg:height="1.322cm" svg:x="6.207cm" svg:y="6.622cm">
          <text:p text:style-name="P1"><text:span text:style-name="T1">Sentencia simple</text:span></text:p>
          <text:p text:style-name="P1"><text:span text:style-name="T1">o compuesta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9.763cm" svg:y1="5.61cm" svg:x2="8.429cm" svg:y2="6.622cm" draw:start-shape="id4" draw:start-glue-point="5" draw:end-shape="id5" svg:d="M9763 5610h-1334v1012" svg:viewBox="0 0 1335 1013">
          <text:p/>
        </draw:connector>
        <draw:connector draw:style-name="gr5" draw:text-style-name="P2" draw:layer="layout" svg:x1="15.732cm" svg:y1="5.61cm" svg:x2="16.684cm" svg:y2="6.689cm" draw:start-shape="id4" draw:start-glue-point="7" draw:end-shape="id6" svg:d="M15732 5610h952v1079" svg:viewBox="0 0 953 1080">
          <text:p/>
        </draw:connector>
        <draw:frame draw:style-name="gr7" draw:text-style-name="P5" draw:layer="layout" svg:width="4.242cm" svg:height="0.889cm" svg:x="12.938cm" svg:y="9.382cm">
          <draw:text-box>
            <text:p text:style-name="P4"><text:span text:style-name="T1">Fin/Salida</text:span></text:p>
          </draw:text-box>
        </draw:frame>
        <draw:connector draw:style-name="gr5" draw:text-style-name="P6" draw:layer="layout" draw:line-skew="-0.223cm" svg:x1="8.429cm" svg:y1="7.944cm" svg:x2="12.617cm" svg:y2="9.488cm" draw:start-shape="id5" draw:start-glue-point="2" draw:end-shape="id7" draw:end-glue-point="4" svg:d="M8429 7944v549h4188v995" svg:viewBox="0 0 4189 1545">
          <text:p/>
        </draw:connector>
        <draw:connector draw:style-name="gr5" draw:text-style-name="P6" draw:layer="layout" draw:type="curve" svg:x1="3.73cm" svg:y1="5.912cm" svg:x2="12.299cm" svg:y2="9.753cm" draw:start-shape="id3" draw:start-glue-point="2" draw:end-shape="id7" draw:end-glue-point="10" svg:d="M3730 5912c0 2561 2856 3841 8569 3841" svg:viewBox="0 0 8570 3842">
          <text:p/>
        </draw:connector>
        <draw:connector draw:style-name="gr5" draw:text-style-name="P6" draw:layer="layout" draw:type="curve" svg:x1="16.684cm" svg:y1="8.01cm" svg:x2="12.842cm" svg:y2="9.565cm" draw:start-shape="id6" draw:start-glue-point="2" draw:end-shape="id7" draw:end-glue-point="5" svg:d="M16684 8010c0 1108-3842 331-3842 1555" svg:viewBox="0 0 3843 1556">
          <text:p/>
        </draw:connector>
        <draw:custom-shape draw:style-name="gr1" draw:text-style-name="P1" xml:id="id9" draw:id="id9" draw:layer="layout" svg:width="5.969cm" svg:height="1.674cm" svg:x="2.27cm" svg:y="12.393cm">
          <text:p text:style-name="P1"><text:span text:style-name="T1">Condición a</text:span></text:p>
          <text:p text:style-name="P1"><text:span text:style-name="T1">Evaluar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8" draw:id="id8" draw:layer="layout" svg:width="0.889cm" svg:height="0.44cm" svg:x="4.81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2" draw:layer="layout" draw:type="line" svg:x1="5.254cm" svg:y1="11.6cm" svg:x2="5.255cm" svg:y2="12.393cm" draw:start-shape="id8" draw:start-glue-point="8" draw:end-shape="id9" draw:end-glue-point="4" svg:d="M5254 11600l1 793" svg:viewBox="0 0 2 794">
          <text:p/>
        </draw:connector>
        <draw:frame draw:style-name="gr4" draw:text-style-name="P3" draw:layer="layout" svg:width="2.921cm" svg:height="0.806cm" svg:x="7.477cm" svg:y="12.386cm">
          <draw:text-box>
            <text:p><text:span text:style-name="T1">Verdarero</text:span></text:p>
          </draw:text-box>
        </draw:frame>
        <draw:frame draw:style-name="gr4" draw:text-style-name="P5" draw:layer="layout" svg:width="2.921cm" svg:height="0.806cm" svg:x="3.54cm" svg:y="14.037cm">
          <draw:text-box>
            <text:p text:style-name="P4"><text:span text:style-name="T1">Falso</text:span></text:p>
          </draw:text-box>
        </draw:frame>
        <draw:custom-shape draw:style-name="gr1" draw:text-style-name="P1" xml:id="id11" draw:id="id11" draw:layer="layout" svg:width="4.445cm" svg:height="1.322cm" svg:x="10.144cm" svg:y="12.557cm">
          <text:p text:style-name="P1"><text:span text:style-name="T1">Sentencia simple</text:span></text:p>
          <text:p text:style-name="P1"><text:span text:style-name="T1">o compuest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683cm" svg:height="0.806cm" svg:x="5.572cm" svg:y="11.394cm">
          <draw:text-box>
            <text:p text:style-name="P4"><text:span text:style-name="T1">Inicio/Entrada</text:span></text:p>
          </draw:text-box>
        </draw:frame>
        <draw:custom-shape draw:style-name="gr1" draw:text-style-name="P1" xml:id="id10" draw:id="id10" draw:layer="layout" svg:width="5.969cm" svg:height="1.674cm" svg:x="2.27cm" svg:y="15.074cm">
          <text:p text:style-name="P1"><text:span text:style-name="T1">Condición a</text:span></text:p>
          <text:p text:style-name="P1"><text:span text:style-name="T1">Evaluar 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4" draw:id="id14" draw:layer="layout" svg:width="0.635cm" svg:height="0.529cm" svg:x="15.858cm" svg:y="18.29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4.445cm" svg:height="1.321cm" svg:x="3.032cm" svg:y="17.84cm">
          <text:p text:style-name="P1"><text:span text:style-name="T1">Sentencia simple</text:span></text:p>
          <text:p text:style-name="P1"><text:span text:style-name="T1">o compuesta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4.445cm" svg:height="1.322cm" svg:x="10.017cm" svg:y="15.224cm">
          <text:p text:style-name="P1"><text:span text:style-name="T1">Sentencia simple</text:span></text:p>
          <text:p text:style-name="P1"><text:span text:style-name="T1">o compuesta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718cm" svg:height="0.806cm" svg:x="13.141cm" svg:y="17.764cm">
          <draw:text-box>
            <text:p text:style-name="P4"><text:span text:style-name="T1">Fin/Salida</text:span></text:p>
          </draw:text-box>
        </draw:frame>
        <draw:connector draw:style-name="gr5" draw:text-style-name="P6" draw:layer="layout" draw:type="curve" svg:x1="5.255cm" svg:y1="14.067cm" svg:x2="5.255cm" svg:y2="15.074cm" draw:start-shape="id9" draw:start-glue-point="6" draw:end-shape="id10" draw:end-glue-point="4" svg:d="M5255 14067v1007" svg:viewBox="0 0 1 1008">
          <text:p/>
        </draw:connector>
        <draw:connector draw:style-name="gr5" draw:text-style-name="P6" draw:layer="layout" draw:type="line" svg:x1="8.239cm" svg:y1="13.23cm" svg:x2="10.144cm" svg:y2="13.218cm" draw:start-shape="id9" draw:start-glue-point="7" draw:end-shape="id11" draw:end-glue-point="3" svg:d="M8239 13230l1905-12" svg:viewBox="0 0 1906 13">
          <text:p/>
        </draw:connector>
        <draw:connector draw:style-name="gr5" draw:text-style-name="P6" draw:layer="layout" draw:type="line" svg:x1="8.239cm" svg:y1="15.911cm" svg:x2="10.017cm" svg:y2="15.885cm" draw:start-shape="id10" draw:start-glue-point="7" draw:end-shape="id12" draw:end-glue-point="3" svg:d="M8239 15911l1778-26" svg:viewBox="0 0 1779 27">
          <text:p/>
        </draw:connector>
        <draw:frame draw:style-name="gr4" draw:text-style-name="P3" draw:layer="layout" svg:width="2.921cm" svg:height="0.806cm" svg:x="7.477cm" svg:y="14.97cm">
          <draw:text-box>
            <text:p><text:span text:style-name="T1">Verdarero</text:span></text:p>
          </draw:text-box>
        </draw:frame>
        <draw:connector draw:style-name="gr5" draw:text-style-name="P6" draw:layer="layout" draw:type="line" svg:x1="5.255cm" svg:y1="16.748cm" svg:x2="5.254cm" svg:y2="17.84cm" draw:start-shape="id10" draw:start-glue-point="6" draw:end-shape="id13" draw:end-glue-point="0" svg:d="M5255 16748l-1 1092" svg:viewBox="0 0 2 1093">
          <text:p/>
        </draw:connector>
        <draw:frame draw:style-name="gr4" draw:text-style-name="P5" draw:layer="layout" svg:width="2.921cm" svg:height="0.806cm" svg:x="3.54cm" svg:y="16.748cm">
          <draw:text-box>
            <text:p text:style-name="P4"><text:span text:style-name="T1">Falso</text:span></text:p>
          </draw:text-box>
        </draw:frame>
        <draw:connector draw:style-name="gr5" draw:text-style-name="P6" draw:layer="layout" draw:type="line" svg:x1="7.477cm" svg:y1="18.5cm" svg:x2="15.859cm" svg:y2="18.56cm" draw:start-shape="id13" draw:start-glue-point="1" draw:end-shape="id14" draw:end-glue-point="10" svg:d="M7477 18500l8382 60" svg:viewBox="0 0 8383 61">
          <text:p/>
        </draw:connector>
        <draw:connector draw:style-name="gr5" draw:text-style-name="P6" draw:layer="layout" svg:x1="14.589cm" svg:y1="13.218cm" svg:x2="16.177cm" svg:y2="18.295cm" draw:start-shape="id11" draw:start-glue-point="1" draw:end-shape="id14" draw:end-glue-point="4" svg:d="M14589 13218h1588v5077" svg:viewBox="0 0 1589 5078">
          <text:p/>
        </draw:connector>
        <draw:connector draw:style-name="gr5" draw:text-style-name="P6" draw:layer="layout" draw:type="line" svg:x1="14.462cm" svg:y1="15.885cm" svg:x2="15.953cm" svg:y2="18.372cm" draw:start-shape="id12" draw:start-glue-point="1" draw:end-shape="id14" draw:end-glue-point="11" svg:d="M14462 15885l1491 2487" svg:viewBox="0 0 1492 24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6.134cm" fo:margin-left="1cm" fo:margin-right="1.23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3:25:30.860884557</meta:creation-date>
    <dc:date>2014-10-17T12:30:47.761441702</dc:date>
    <meta:editing-duration>PT13H53M7S</meta:editing-duration>
    <meta:editing-cycles>16</meta:editing-cycles>
    <meta:generator>LibreOffice/4.2.6.3$Linux_X86_64 LibreOffice_project/420$Build-3</meta:generator>
    <meta:document-statistic meta:object-count="42"/>
  </office:meta>
</office:document-meta>
</file>